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 fo:font-size="12pt" fo:font-weight="bold"/>
    </style:style>
    <style:style style:name="P7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8" style:family="paragraph" style:parent-style-name="Standard" style:list-style-name="L2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0" style:family="paragraph" style:parent-style-name="Standard" style:list-style-name="L2">
      <style:text-properties style:font-name="Times New Roman"/>
    </style:style>
    <style:style style:name="P11" style:family="paragraph" style:parent-style-name="Text_20_body">
      <style:text-properties style:font-name="Times New Roman" fo:font-size="12pt" fo:font-weight="bold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00007f" style:font-name="Times New Roman" fo:font-size="11pt"/>
    </style:style>
    <style:style style:name="T4" style:family="text">
      <style:text-properties style:font-name="Times New Roman" fo:font-size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LSON POLLARD </text:p>
      <text:p text:style-name="P3"><text:span text:style-name="T4">131 Jeter St. – Santa Cruz, CA 95060<text:line-break/>(831) 325-9474 – </text:span><text:a xlink:type="simple" xlink:href="mailto:nelson.pollard@sv.cmu.edu" text:style-name="Internet_20_link" text:visited-style-name="Visited_20_Internet_20_Link">nelson.pollard@sv.cmu.edu</text:a><text:span text:style-name="T3"><text:line-break/>github</text:span><text:span text:style-name="T4">: npollard</text:span></text:p>
      <text:p text:style-name="P5"><text:span text:style-name="T2">MISSION: </text:span><text:span text:style-name="T1">As a lover of programming in need of industry experience, I am looking for an entry-level software engineering position that will allow as much time be spent writing code as possible.s<text:line-break/></text:span></text:p>
      <text:p text:style-name="P6">SKILLS AND TOOLS</text:p>
      <text:list xml:id="list1450261167160576345" text:style-name="L1">
        <text:list-item>
          <text:p text:style-name="P7">Comfortable with Java, C, Objective C, Ruby on Rails, Python, Perl </text:p>
        </text:list-item>
        <text:list-item>
          <text:p text:style-name="P7">HTML, CSS, XML, JSON, SQL and NoSQL databases </text:p>
        </text:list-item>
        <text:list-item>
          <text:p text:style-name="P7">TDD with RSpec, JUnit </text:p>
        </text:list-item>
        <text:list-item>
          <text:p text:style-name="P7">Fluent in Git </text:p>
        </text:list-item>
        <text:list-item>
          <text:p text:style-name="P7">Maven, Ant development frameworks </text:p>
        </text:list-item>
        <text:list-item>
          <text:p text:style-name="P7">Develop using Agile methodologies – Scrum, XP, Kanban </text:p>
        </text:list-item>
        <text:list-item>
          <text:p text:style-name="P7">PivotalTracker, Trello for process management </text:p>
        </text:list-item>
        <text:list-item>
          <text:p text:style-name="P7">Proficient with UML and activity flow diagrams </text:p>
        </text:list-item>
      </text:list>
      <text:p text:style-name="P6"/>
      <text:p text:style-name="P6">PROJECTS</text:p>
      <text:list xml:id="list7571388956151683361" text:style-name="L2">
        <text:list-item>
          <text:p text:style-name="P8">Currently on a team developing a cloud-based Android application to aid first responders to emergency situations </text:p>
        </text:list-item>
        <text:list-item>
          <text:p text:style-name="P8">Carried out research using WEKA and Python to apply machine learning to make short-term wind predictions </text:p>
        </text:list-item>
        <text:list-item>
          <text:p text:style-name="P8">As a team implemented a search engine for Internet of Things (IoT) services – placed services listed on ProgrammableWeb in WSO2 registry and search using Lucene with Java. </text:p>
        </text:list-item>
        <text:list-item>
          <text:p text:style-name="P8">Developed a suite of Perl scripts to generate and manage a Certificate Authority hierarchy for Stagecoach Wireless </text:p>
        </text:list-item>
        <text:list-item>
          <text:p text:style-name="P8">Developed as a team an iOS application for Yaskawa America to assist their salespeople in selecting appropriate motors for potential clients </text:p>
        </text:list-item>
        <text:list-item>
          <text:p text:style-name="P8">Team-based projects on a UNIX-like OS implementing memory allocation, locks and semaphores, and en/decryption on file read/writes.</text:p>
          <text:p text:style-name="P10"/>
        </text:list-item>
      </text:list>
      <text:p text:style-name="P6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6"/>
      <text:p text:style-name="P6">BOY SCOUTS</text:p>
      <text:list xml:id="list2255585089644855054" text:style-name="L3">
        <text:list-item>
          <text:p text:style-name="P9">Eagle Scout through the Boy Scouts of America </text:p>
        </text:list-item>
        <text:list-item>
          <text:p text:style-name="P9">Leadership experience – planning and running trips, meetings; managing groups of 5 – 20 people of </text:p>
          <text:p text:style-name="P9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Pollard</meta:initial-creator>
    <meta:creation-date>2014-09-03T12:00:54</meta:creation-date>
    <dc:date>2014-09-03T12:23:07</dc:date>
    <dc:creator>Nelson Pollard</dc:creator>
    <meta:editing-duration>PT3M3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26" meta:word-count="300" meta:character-count="1891"/>
  </office:meta>
</office:document-meta>
</file>